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ne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stride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([.D1]-[.$A2]+2*[.$B2])/[.$C2])+1" office:value-type="float" office:value="100" calcext:value-type="float">
            <text:p>100</text:p>
          </table:table-cell>
          <table:table-cell table:formula="of:=(([.E1]-[.$A2]+2*[.$B2])/[.$C2])+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D2]-[.$A3]+2*[.$B3])/[.$C3])+1" office:value-type="float" office:value="50" calcext:value-type="float">
            <text:p>50</text:p>
          </table:table-cell>
          <table:table-cell table:formula="of:=(([.E2]-[.$A3]+2*[.$B3])/[.$C3])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D3]-[.$A4]+2*[.$B4])/[.$C4])+1" office:value-type="float" office:value="46" calcext:value-type="float">
            <text:p>46</text:p>
          </table:table-cell>
          <table:table-cell table:formula="of:=(([.E3]-[.$A4]+2*[.$B4])/[.$C4])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D4]-[.$A5]+2*[.$B5])/[.$C5])+1" office:value-type="float" office:value="23" calcext:value-type="float">
            <text:p>23</text:p>
          </table:table-cell>
          <table:table-cell table:formula="of:=(([.E4]-[.$A5]+2*[.$B5])/[.$C5])+1" office:value-type="float" office:value="23" calcext:value-type="float">
            <text:p>23</text:p>
          </table:table-cell>
          <table:table-cell table:formula="of:=23*23*26" office:value-type="float" office:value="13754" calcext:value-type="float">
            <text:p>13754</text:p>
          </table:table-cell>
        </table:table-row>
        <table:table-row table:style-name="ro1">
          <table:table-cell table:number-columns-repeated="5"/>
          <table:table-cell table:formula="of:=120*84" office:value-type="float" office:value="10080" calcext:value-type="float">
            <text:p>10080</text:p>
          </table:table-cell>
        </table:table-row>
      </table:table>
      <table:table table:name="conv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maxpool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maxpool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maxpool3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maxpool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4" calcext:value-type="float">
            <text:p>224</text:p>
          </table:table-cell>
          <table:table-cell table:formula="of:=[.B7]" office:value-type="float" office:value="217" calcext:value-type="float">
            <text:p>217</text:p>
          </table:table-cell>
          <table:table-cell table:formula="of:=[.C7]" office:value-type="float" office:value="108" calcext:value-type="float">
            <text:p>108</text:p>
          </table:table-cell>
          <table:table-cell table:formula="of:=[.D7]" office:value-type="float" office:value="102" calcext:value-type="float">
            <text:p>102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46" calcext:value-type="float">
            <text:p>46</text:p>
          </table:table-cell>
          <table:table-cell table:formula="of:=[.G7]" office:value-type="float" office:value="23" calcext:value-type="float">
            <text:p>23</text:p>
          </table:table-cell>
          <table:table-cell table:formula="of:=[.H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_out</text:p>
          </table:table-cell>
          <table:table-cell table:formula="of:=FLOOR(([.B2]+2*[.B3]-[.B4]*([.B5]-1)-1)/[.B6]+1)" office:value-type="float" office:value="217" calcext:value-type="float">
            <text:p>217</text:p>
          </table:table-cell>
          <table:table-cell table:formula="of:=FLOOR(([.C2]+2*[.C3]-[.C4]*([.C5]-1)-1)/[.C6]+1)" office:value-type="float" office:value="108" calcext:value-type="float">
            <text:p>108</text:p>
          </table:table-cell>
          <table:table-cell table:formula="of:=FLOOR(([.D2]+2*[.D3]-[.D4]*([.D5]-1)-1)/[.D6]+1)" office:value-type="float" office:value="102" calcext:value-type="float">
            <text:p>102</text:p>
          </table:table-cell>
          <table:table-cell table:formula="of:=FLOOR(([.E2]+2*[.E3]-[.E4]*([.E5]-1)-1)/[.E6]+1)" office:value-type="float" office:value="51" calcext:value-type="float">
            <text:p>51</text:p>
          </table:table-cell>
          <table:table-cell table:formula="of:=FLOOR(([.F2]+2*[.F3]-[.F4]*([.F5]-1)-1)/[.F6]+1)" office:value-type="float" office:value="46" calcext:value-type="float">
            <text:p>46</text:p>
          </table:table-cell>
          <table:table-cell table:formula="of:=FLOOR(([.G2]+2*[.G3]-[.G4]*([.G5]-1)-1)/[.G6]+1)" office:value-type="float" office:value="23" calcext:value-type="float">
            <text:p>23</text:p>
          </table:table-cell>
          <table:table-cell table:formula="of:=FLOOR(([.H2]+2*[.H3]-[.H4]*([.H5]-1)-1)/[.H6]+1)" office:value-type="float" office:value="19" calcext:value-type="float">
            <text:p>19</text:p>
          </table:table-cell>
          <table:table-cell table:formula="of:=FLOOR(([.I2]+2*[.I3]-[.I4]*([.I5]-1)-1)/[.I6]+1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table:formula="of:=[.I7]*[.I7]*256" office:value-type="float" office:value="20736" calcext:value-type="float">
            <text:p>20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2:49:11.491876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20:25:59.295156083</meta:creation-date>
    <dc:date>2020-07-23T00:02:21.262898657</dc:date>
    <meta:editing-duration>PT7H49M28S</meta:editing-duration>
    <meta:editing-cycles>9</meta:editing-cycles>
    <meta:generator>LibreOffice/6.4.4.2$Linux_X86_64 LibreOffice_project/40$Build-2</meta:generator>
    <meta:document-statistic meta:table-count="2" meta:cell-count="90" meta:object-count="0"/>
  </office:meta>
</office:document-meta>
</file>